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107066091636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8) rotate (-2.15652882376419) translate (4.3218895804584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179065192771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2) rotate (-1.55194677087336) translate (6.3513652960857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8) rotate (-2.1556561591382) translate (4.38679065192771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6.636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6) rotate (-1.55264490257416) translate (5.3166660281513cm 3.43965333700271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1) rotate (-2.15687788961459) translate (5.444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195) rotate (-2.1556561591382) translate (5.4733069992834cm 7.2123561881004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57cm" svg:height="1.46cm" draw:transform="rotate (-0.386066830541146) translate (5.1673266321704cm 1.37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6) rotate (-2.15652882376419) translate (6.22487363820881cm 1.5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6) rotate (-2.15705242253979) translate (5.4374725199636cm 2.3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1:42.129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